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lineContainer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Container.getInlineProgression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Container.getDominantBas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Container.getWriting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Container.getOver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Container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Container.getAlignmentBas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Container.getKeepToge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Container.getBaselineShi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Container.validateChildNode( Locator loc , String nsURI , String local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lineContainer.end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lineContainer.InlineContainer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Container.getCl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Container.getAlignmentAdju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Container.getCommonBorderPaddingBackg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Container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lineContainer.getBlockProgression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Container.getCommonMarginIn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Container.getReferenceOri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Container.getLine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